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 fo:windows="5"/>
    </style:style>
  </office:automatic-styles>
  <office:body>
    <office:text>
      <text:p text:style-name="P1">
     This is an example to specify the minimum number of lines(5) allowed at the top of a
page to avoid paragraph widows.  This is an example to specify the minimum number of lines(5) allowed at the top of a
page to avoid paragraph widows. 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